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b2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co de Dados: Modelagem de dados. </text:p>
      <text:p text:style-name="P1"/>
      <text:p text:style-name="P1">Modelo Entidade-Relacionamento. </text:p>
      <text:p text:style-name="P1"/>
      <text:p text:style-name="P1">Formas normais. </text:p>
      <text:p text:style-name="P1"/>
      <text:p text:style-name="P1">Banco de dados Oracle 19c,</text:p>
      <text:p text:style-name="P1">PostgreSQL 9.x, 11.x, </text:p>
      <text:p text:style-name="P1">MySQL 8 (e versões superiores). </text:p>
      <text:p text:style-name="P1"/>
      <text:p text:style-name="P1">SQL padrão ANSI, </text:p>
      <text:p text:style-name="P1">PL/SQL, </text:p>
      <text:p text:style-name="P1">PL/pgSQL, </text:p>
      <text:p text:style-name="P1">Transact-SQL. </text:p>
      <text:p text:style-name="P1">Tunning de banco de dados. </text:p>
      <text:p text:style-name="P1"/>
      <text:p text:style-name="P1">Ciência de dados: </text:p>
      <text:p text:style-name="P1">Conceitos de Big Data e Analytics. </text:p>
      <text:p text:style-name="P1"/>
      <text:p text:style-name="P1">Programação Data Science com Python e R. Business Intelligence 3.0. </text:p>
      <text:p text:style-name="P1"/>
      <text:p text:style-name="P1">Data Warehouse. </text:p>
      <text:p text:style-name="P1"/>
      <text:p text:style-name="P1">ETL. </text:p>
      <text:p text:style-name="P1"/>
      <text:p text:style-name="P1">Data Mining. </text:p>
      <text:p text:style-name="P1"/>
      <text:p text:style-name="P1">Data Mart. </text:p>
      <text:p text:style-name="P1"/>
      <text:p text:style-name="P1">OLAP. </text:p>
      <text:p text:style-name="P1"/>
      <text:p text:style-name="P1">Inteligência Artificial e Aprendizado de Máquina: principais técnicas de pré-processamento de dados estruturados e não estruturados; </text:p>
      <text:p text:style-name="P1"/>
      <text:p text:style-name="P1">conceitos de modelos preditivos (supervisionados) e descritivos (não supervisionados); </text:p>
      <text:p text:style-name="P1"/>
      <text:p text:style-name="P1">avaliação de modelos (sobreajuste, métricas de classificação e regressão, análise ROC);</text:p>
      <text:p text:style-name="P1"/>
      <text:p text:style-name="P1">conhecimentos sobre ferramentas de desenvolvimento de aplicações de aprendizado de<text:line-break/>máquina (python 3, scikit-learn, keras, pytorch). </text:p>
      <text:p text:style-name="P1"/>
      <text:p text:style-name="P1">Machine Learnig, Deep Learning. DevOps e DevSecOps: </text:p>
      <text:p text:style-name="P1">Gestão de configuração. </text:p>
      <text:p text:style-name="P1"/>
      <text:p text:style-name="P1">Modelo de versionamento, merge, branch, pipeline. </text:p>
      <text:p text:style-name="P1"/>
      <text:p text:style-name="P1">CI/CD (continuous integration/continuous delivery).</text:p>
      <text:p text:style-name="P1"><text:line-break/>Mesh app and service architecture (MASA). </text:p>
      <text:p text:style-name="P1"/>
      <text:p text:style-name="P1">Git: Gerenciamento de controle de versionamento de arquivos. </text:p>
      <text:p text:style-name="P1">GitLab: gerenciamento de repositório de software baseado em git, com suporte a Wiki. Gitflow. </text:p>
      <text:p text:style-name="P1"><text:soft-page-break/></text:p>
      <text:p text:style-name="P1">Continuous Delivery e Continuous Integration (CI/CD) e gerenciamento de tarefas. </text:p>
      <text:p text:style-name="P1"/>
      <text:p text:style-name="P1">Deploy de aplicações. </text:p>
      <text:p text:style-name="P1"/>
      <text:p text:style-name="P1">Evento negocial; </text:p>
      <text:p text:style-name="P1"/>
      <text:p text:style-name="P1">Webhook; </text:p>
      <text:p text:style-name="P1"/>
      <text:p text:style-name="P1">APIs reversas. </text:p>
      <text:p text:style-name="P1"/>
      <text:p text:style-name="P1">Proxy reverso. </text:p>
      <text:p text:style-name="P1"/>
      <text:p text:style-name="P1">SSL offloading. </text:p>
      <text:p text:style-name="P1"/>
      <text:p text:style-name="P1">Balanceamento de carga. </text:p>
      <text:p text:style-name="P1"/>
      <text:p text:style-name="P1">Arquitetura de desenvolvimento da Plataforma Digital do Poder Judiciário – PDPJ-Br: </text:p>
      <text:p text:style-name="P1"/>
      <text:p text:style-name="P1">Linguagem de programação Java; </text:p>
      <text:p text:style-name="P1"/>
      <text:p text:style-name="P1">Arquitetura distribuída de microsserviços; </text:p>
      <text:p text:style-name="P1"/>
      <text:p text:style-name="P1">API RESTful; </text:p>
      <text:p text:style-name="P1"/>
      <text:p text:style-name="P1">JSON;<text:line-break/></text:p>
      <text:p text:style-name="P1">Jakarta EE 8; </text:p>
      <text:p text:style-name="P1"/>
      <text:p text:style-name="P1">Framework Spring; </text:p>
      <text:p text:style-name="P1"/>
      <text:p text:style-name="P1">Spring Cloud; </text:p>
      <text:p text:style-name="P1"/>
      <text:p text:style-name="P1">Spring Boot; </text:p>
      <text:p text:style-name="P1"/>
      <text:p text:style-name="P1">Spring Eureka, </text:p>
      <text:p text:style-name="P1"/>
      <text:p text:style-name="P1">Zuul; </text:p>
      <text:p text:style-name="P1"/>
      <text:p text:style-name="P1">Map Struct; </text:p>
      <text:p text:style-name="P1"/>
      <text:p text:style-name="P1">Swagger; </text:p>
      <text:p text:style-name="P1"/>
      <text:p text:style-name="P1">Service Discovery;<text:line-break/></text:p>
      <text:p text:style-name="P1">API Gateway; </text:p>
      <text:p text:style-name="P1"/>
      <text:p text:style-name="P1">Persistência; </text:p>
      <text:p text:style-name="P1"/>
      <text:p text:style-name="P1">JPA 2.0; </text:p>
      <text:p text:style-name="P1"/>
      <text:p text:style-name="P1">Hibernate 4.3 ou superior; </text:p>
      <text:p text:style-name="P1"><text:soft-page-break/></text:p>
      <text:p text:style-name="P1">Hibernate Envers;</text:p>
      <text:p text:style-name="P1"/>
      <text:p text:style-name="P1">Biblioteca Flyway. </text:p>
      <text:p text:style-name="P1"/>
      <text:p text:style-name="P1">Fundamentos de web services: </text:p>
      <text:p text:style-name="P1">APIs REST, </text:p>
      <text:p text:style-name="P1">SOAP, </text:p>
      <text:p text:style-name="P1">Swagger e </text:p>
      <text:p text:style-name="P1">JSON Web Tokens (JWT). </text:p>
      <text:p text:style-name="P1"/>
      <text:p text:style-name="P1">Serviços e Aplicações: </text:p>
      <text:p text:style-name="P1">JBoss e </text:p>
      <text:p text:style-name="P1">Wildfly. </text:p>
      <text:p text:style-name="P1"/>
      <text:p text:style-name="P1">Monitoramento de servidores e aplicações. </text:p>
      <text:p text:style-name="P1"/>
      <text:p text:style-name="P1">Domain Name Service (DNS). </text:p>
      <text:p text:style-name="P1"/>
      <text:p text:style-name="P1">Dynamic Host Configuration Protocol (DHCP). </text:p>
      <text:p text:style-name="P1"/>
      <text:p text:style-name="P1">Serviços de correio (SMTP, POP3, IMAP). </text:p>
      <text:p text:style-name="P1"/>
      <text:p text:style-name="P1">Transferência de arquivos (SSH). </text:p>
      <text:p text:style-name="P1"/>
      <text:p text:style-name="P1">Ansible gerenciamento e automação de tarefas, </text:p>
      <text:p text:style-name="P1"/>
      <text:p text:style-name="P1">AWX. </text:p>
      <text:p text:style-name="P1"/>
      <text:p text:style-name="P1">Proxy Reverso haproxy e nginx. </text:p>
      <text:p text:style-name="P1"/>
      <text:p text:style-name="P1">Ferramentas de busca, indexação e análise de dados: </text:p>
      <text:p text:style-name="P1">Elasticsearch, Logstash e Kibana.<text:line-break/></text:p>
      <text:p text:style-name="P1">Engenharia de software: </text:p>
      <text:p text:style-name="P1">Processo de desenvolvimento de software. </text:p>
      <text:p text:style-name="P1">Ciclos de vida do software. </text:p>
      <text:p text:style-name="P1">Engenharia de requisitos.<text:line-break/></text:p>
      <text:p text:style-name="P1">Low-code e no-code software development. </text:p>
      <text:p text:style-name="P1"/>
      <text:p text:style-name="P1">Qualidade do software: </text:p>
      <text:p text:style-name="P1"/>
      <text:p text:style-name="P1">Conhecimento dos modelos Capability Maturity Model Integration (CMMI-DEV v2.0). </text:p>
      <text:p text:style-name="P1"/>
      <text:p text:style-name="P1">ABNT NBR ISO/IEC/IEEE 12207:2021 e versão 2021 do guia MR-MPS-SW. </text:p>
      <text:p text:style-name="P1"/>
      <text:p text:style-name="P1">Testes de Software: </text:p>
      <text:p text:style-name="P1">cobertura de código, </text:p>
      <text:p text:style-name="P1">testes unitários, </text:p>
      <text:p text:style-name="P1">testes de integração, </text:p>
      <text:p text:style-name="P1">testes funcionais, </text:p>
      <text:p text:style-name="P1"><text:soft-page-break/>JUnit, </text:p>
      <text:p text:style-name="P1">Mockito. </text:p>
      <text:p text:style-name="P1"/>
      <text:p text:style-name="P1">Metodologia de<text:line-break/>Desenvolvimento de Software: Fundamentos. Processo de desenvolvimento de software. Requisitos. Metodologias de<text:line-break/>desenvolvimento de software. Ciclo de vida e fases do desenvolvimento de sistemas. Metodologias ágeis (SCRUM, XP<text:line-break/>etc.). Metodologias tradicionais. Análise e projeto. Implementação. Métricas para estimativa de prazo e custo (análise de<text:line-break/>pontos de função). Modelagem de processos de negócios com BPMN. Orientação a objetos: conceitos fundamentais,<text:line-break/>princípios de concepção e programação, reutilização de componentes. Unified Modeling Language (UML 2.5) em<text:line-break/>orientação a objetos (notações, diagramas). Arquiteturas de software: Multi-camadas. Cliente-servidor. Objetos<text:line-break/>distribuídos. Padrões de Projeto. Conceitos e fundamentos de Microsserviços. Multi-cloud architectures. Serverless<text:line-break/>computing. Cloud Computing. Fundamentos de programação: Sintaxe básica. Palavras-chave. Estrutura e construções<text:line-break/>básicas de um programa. Compilação e execução de programas. Tipos primitivos de dados. Declaração e inicialização de<text:line-break/>variáveis. Utilização de literais e strings. Categorias de operadores e precedência. Controle de fluxo de programas e<text:line-break/>repetição. Estruturas de seleção. Definição de classes, métodos, funções, interfaces. Variáveis e estruturas de dados.<text:line-break/>Utilização de encapsulamento. Utilização de packages. Sobrecarga de métodos. Sobrescrita de métodos. Herança.<text:line-break/>Utilização e implementação de bibliotecas e componentes. Administração de exceções. Acesso a banco de dados.<text:line-break/>Manutenção de Sistemas: Questões práticas de compreensão, abordagem e solução de implementações de rotinas.<text:line-break/>Programas. Arquivos. Relatórios. Diagnósticos de problemas. Depuração de erros. Metodologias de teste de software.<text:line-break/>Versionamento de código com Git e Github. Ambientes e linguagens de programação: Java, Javascript, TypeScript,<text:line-break/>Angular, Python, JAVA. Arcabouços de desenvolvimento (Hibernate, Spring Boot). Eclipse IDE. VS Code IDE. Linguagens de<text:line-break/>marcação (HTML, XML, XML Schema). Desenvolvimento de aplicações HTML5, CSS3, JSF, JavaScript, jQuery, Node.js,<text:line-break/>Angular. Progressive Web Apps. Bibliotecas de componentes de interface: Bootstrap, Angular Material, jQuery.<text:line-break/>Desenvolvimento de Software Seguro: SDL, CLASP, Codificação Segura e Programação Defensiva, OWASP Top 10. NIST<text:line-break/>Secure Software Development Framework. Arquitetura de Computadores: Infraestrutura de TI: Modelo de referência<text:line-break/>76<text:line-break/>OSI. Arquitetura TCP/IP. IPv4 e IPv6. Endereçamento IP. IPv4. IPv6. CIDR. VoIP. Elementos de interconexão de redes de<text:line-break/>computadores (gateways, switches, roteadores etc.). Cabeamento Estruturado. Norma ABNT NBR 14565:2019<text:line-break/>(Cabeamento estruturado para edifícios comerciais). Redes sem fio: Padrão IEEE 802.11 Wireless <text:soft-page-break/>LAN. Gerenciamento de<text:line-break/>redes: conceitos, fundamentos, protocolos e implantação (SNMP, RMON, MIBs, NMSs, agentes, CiscoView, CiscoWorks,<text:line-break/>Ethereal e MRTG). VoIP. Protocolos 802.1x, WPA, WPA2. Equipamentos ativos de rede: repetidores, hubs, bridges,<text:line-break/>switches, roteadores, gateways etc. VLAN (IEEE 802.1Q). Protocolos de trunking (ISL). Camada de rede. Camada de<text:line-break/>transporte. Protocolos de roteador virtual (VRRP, HSRP). Menor caminho. Flooding. Distance vector. EIGRP. OSPF. BGP.<text:line-break/>RIP. Algoritmos de controle de congestionamento. Estabelecimento e liberação de conexão. Controle de fluxo. UDP. TCP.<text:line-break/>Camada de aplicação. DNS. Qualidade de Serviço (QoS). Requisitos de latência. Jitter. Largura de banda. Técnicas de<text:line-break/>obtenção de qualidade de serviço. Serviços integrados. Serviços diferenciados. Classe de Serviço (CoS). IP byte tipo de<text:line-break/>serviço (ToS). Tipos e Topologias de redes de computadores. Técnicas de codificação de sinal. Fibras ópticas multimodo e<text:line-break/>monomodo. Projeto de LANs e WANs (especificação de infraestrutura, cabeamentos, ativos, aspectos de gerenciamento,<text:line-break/>intranet, extranets e internet). Multicast: Internet Group Management Protocol, IGMPv2 e IGMPV3, PIM Protocol,<text:line-break/>Independent Multicast. Spanning Tree Protocols: Spanning Tree Protocols (802.1W), Spanning Tree Protocols (802.1D),<text:line-break/>Topologia STP, Tipos de portas, BPDU Guard, BPDU FIlter. Link Aggregation Control Protocol (LACP) - 802.3 AD. Redes<text:line-break/>Overlay: VXLAN. Conceitos Fibre Channel: Conceitos SAN (Storage-Area Network), Conceitos VSAN (Virtual Storage-area<text:line-break/>Network). AAA Authentication, authorization, and accounting. NAT (Network Address Translation: NAT statico, inside<text:line-break/>static NAT, outside static NAT, Port Address Translation. Generic Routing Encapsulation (GRE) Tunnels. Software-Defined<text:line-break/>Access (SD-Access). Software-Defined WAN (SD-WAN). Fundamentos Framework IPSEC. Modelo de Arquitetura LAN<text:line-break/>(Acesso, distribuição e núcleo). Arquitetura Two-Tier, Three-Tier. Multiprotocol label switching (MPLS). Protocolo de<text:line-break/>Roteamento: Intermediate System-to-Internediate System (IS-IS). Conceitos de SAN: zoning, fabric, ISL, NPIV, protocolo<text:line-break/>Fibre Channel. RAID. Protocolos SMB e NFS. Armazenamento por objeto (s3) e por bloco. Nuvem Computacional:<text:line-break/>Arquitetura e em nuvem. Computação na nuvem. Nuvem pública e nuvem privada. Arquitetura de cloud computing para<text:line-break/>dados (AWS, Google, Azure). Características, requisitos e recursos. Tipos e modelos de computação em nuvem (NIST SP<text:line-break/>800-145). Alta disponibilidade. Principais serviços de computação em nuvem (VPN, Instâncias computacionais, servless<text:line-break/>computing, Cloud storage, RDBMS, CDN, WAF, Monitoramento) Segurança da Informação: Política e Normas de<text:line-break/>Segurança da Informação. ABNT NBR ISO/IEC 27001:2022, ABNT NBR ISO/IEC 27002:2022, ABNT NBR ISO/IEC 27701:2019<text:line-break/>e ABNT NBR ISO/IEC 27005:2019. Lei Geral de Proteção de Dados (LGPD). Antivírus. Malwares. Ataques e ameaças da<text:line-break/>Internet e de redes sem fio. Técnicas de defesa. Teste de intrusão. Sistemas de segurança de rede: <text:soft-page-break/>Análise de<text:line-break/>vulnerabilidades. Sistemas de proteção (IDS, IPS, firewall, WAF, UTM, SIEM, Filtro de URL, DMZ, Proxy, NAC, VLANs,<text:line-break/>Antivírus e Antispam). Arquiteturas de firewalls. Monitoramento de tráfego. Sniffer de rede. Segurança de redes sem fio:<text:line-break/>EAP, WEP, WPA, WPA2. VPN; VPN-SSL. RADIUS. Interpretação de pacotes. Segurança de Serviços em nuvem. Algoritmos<text:line-break/>e protocolos de criptografia: Criptografia simétrica e assimétrica. RSA, DES, 3DES, SHA1, PKCS#7, AES etc. Hashes.<text:line-break/>Infraestrutura de Chave Pública (ICP/PKI); Certificados digitais. Autoridades Certificadoras (Acs/Cas). Conceitos de<text:line-break/>Segurança da informação: Confidencialidade, disponibilidade, integridade, irretratabilidade; Análise e gestão de riscos.<text:line-break/>Análise de malware. Conceitos de auditoria e forense computacional. Classificação e controle dos ativos de informação.<text:line-break/>Controles de acesso físico e lógico. Controle de acesso: autenticação, autorização e auditoria; Controle de acesso baseado<text:line-break/>em papéis (Role Based Access Control – RBAC); autenticação forte (baseada em dois ou mais fatores); Plano de<text:line-break/>Continuidade de Negócio (plano de contingência, de recuperação de desastres, de gerenciamento de crises etc.).<text:line-break/>Avaliação de Segurança de Aplicações. Conceitos e implementação de backup e recuperação de dados. Tratamento de<text:line-break/>incidentes e problemas de Segurança da Informação. Ataques e ameaças na internet e em redes sem fio (phishing/scam,<text:line-break/>spoofing, DoS, DDoS, flood). Análise de malware: vírus e outros malware (cavalos de troia, adware, spyware, backdoors,<text:line-break/>keyloggers, worms, bots, botnets, rootkits, phishing, ransomware). Ataques e proteções relativos a hardware, software,<text:line-break/>sistemas operacionais, aplicações, bancos de dados, redes, pessoas e ambiente físico. Principais vulnerabilidades em<text:line-break/>aplicações Web; Testes de Intrusão. Comunicação segura com Secure Sockets Layer - SSL e Transport Layer Security – TLS.<text:line-break/>CIS Controls v8). Inglês técnic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09:06:42.634000000</meta:creation-date>
    <dc:date>2025-01-23T09:13:28.479000000</dc:date>
    <meta:editing-duration>PT6M46S</meta:editing-duration>
    <meta:editing-cycles>1</meta:editing-cycles>
    <meta:document-statistic meta:table-count="0" meta:image-count="0" meta:object-count="0" meta:page-count="6" meta:paragraph-count="92" meta:word-count="1358" meta:character-count="10331" meta:non-whitespace-character-count="8974"/>
    <meta:generator>LibreOffice/24.2.6.2$Windows_X86_64 LibreOffice_project/ef66aa7e36a1bb8e65bfbc63aba53045a14d0871</meta:generator>
  </office:meta>
</office:document-meta>
</file>